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892" manifest:media-type="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856" manifest:media-type=""/>
  <manifest:file-entry manifest:full-path="ObjectReplacements/Object 33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93" manifest:media-type="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905" manifest:media-type=""/>
  <manifest:file-entry manifest:full-path="ObjectReplacements/Object 3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30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67" manifest:media-type="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792/content.xml" manifest:media-type="text/xml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75/settings.xml" manifest:media-type="text/xml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Configurations2/" manifest:media-type="application/vnd.sun.xml.ui.configuration"/>
  <manifest:file-entry manifest:full-path="Object 885/settings.xml" manifest:media-type="text/xml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562/content.xml" manifest:media-type="text/xml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tent.xml" manifest:media-type="text/xml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content.xml" manifest:media-type="text/xml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905/settings.xml" manifest:media-type="text/xml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tent.xml" manifest:media-type="text/xml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</text:span><text:span text:style-name="T5">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95cm" svg:x2="18.7cm" svg:y2="22.9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7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482cm" svg:y="8.8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2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3" draw:text-style-name="P3" draw:layer="layout" svg:x1="15.5cm" svg:y1="6.25cm" svg:x2="15.45cm" svg:y2="5.55cm">
          <text:p/>
        </draw:line>
        <draw:line draw:style-name="gr84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2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75cm" svg:y1="17.75cm" svg:x2="6cm" svg:y2="16.7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7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5cm" svg:y1="22.75cm" svg:x2="6cm" svg:y2="23.75cm">
          <text:p/>
        </draw:line>
        <draw:frame draw:style-name="gr81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251cm" svg:y1="6.501cm" svg:x2="3.251cm" svg:y2="8.151cm">
          <text:p/>
        </draw:line>
        <draw:line draw:style-name="gr76" draw:text-style-name="P3" draw:layer="layout" svg:x1="1.5cm" svg:y1="6.35cm" svg:x2="3.5cm" svg:y2="6.35cm">
          <text:p/>
        </draw:line>
        <draw:line draw:style-name="gr76" draw:text-style-name="P3" draw:layer="layout" svg:x1="1.55cm" svg:y1="6.6cm" svg:x2="2.3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75cm" svg:x2="16.5cm" svg:y2="5.7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5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24T11:52:26.046247088</dc:date>
    <meta:editing-duration>P5DT8H13M29S</meta:editing-duration>
    <meta:editing-cycles>491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1872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